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HU</text:p>
          </table:table-cell>
          <table:table-cell table:style-name="Default" office:value-type="string" calcext:value-type="string">
            <text:p>Tarea</text:p>
          </table:table-cell>
          <table:table-cell table:style-name="Default" office:value-type="string" calcext:value-type="string">
            <text:p>Horas</text:p>
          </table:table-cell>
          <table:table-cell table:style-name="Default" office:value-type="string" calcext:value-type="string">
            <text:p>Sprint</text:p>
          </table:table-cell>
          <table:table-cell/>
          <table:table-cell office:value-type="string" calcext:value-type="string">
            <text:p>Sprint</text:p>
          </table:table-cell>
          <table:table-cell office:value-type="string" calcext:value-type="string">
            <text:p>Horas</text:p>
          </table:table-cell>
          <table:table-cell office:value-type="string" calcext:value-type="string">
            <text:p>Horas planificación</text:p>
          </table:table-cell>
          <table:table-cell office:value-type="string" calcext:value-type="string">
            <text:p>Horas escritura memoria</text:p>
          </table:table-cell>
          <table:table-cell office:value-type="string" calcext:value-type="string">
            <text:p>Horas defensa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IF([.D2:.D101];[.F2];[.C2:.D101])"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G2:.J2]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IF([.D3:.D102];[.F3];[.C3:.D102])"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G3:.J3]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IF([.D4:.D103];[.F4];[.C4:.D103])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G4:.J4]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IF([.D5:.D104];[.F5];[.C5:.D104])"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G5:.J5])"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IF([.D6:.D105];[.F6];[.C6:.D105])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G6:.J6]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IF([.D7:.D106];[.F7];[.C7:.D106])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G7:.J7]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IF([.D8:.D107];[.F8];[.C8:.D107])"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G8:.J8]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IF([.D9:.D108];[.F9];[.C9:.D108]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SUM([.G9:.J9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IF([.D10:.D109];[.F10];[.C10:.D109])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SUM([.G10:.J10]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IF([.D11:.D110];[.F11];[.C11:.D110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SUM([.G11:.J11]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K2:.K11])" office:value-type="float" office:value="573" calcext:value-type="float">
            <text:p>57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4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style-name="Default" table:formula="of:=SUM([.C2:.C43])" office:value-type="float" office:value="325" calcext:value-type="float">
            <text:p>325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2"/>
          <table:table-cell table:style-name="Default" table:formula="of:=[.C44]/10" office:value-type="float" office:value="32.5" calcext:value-type="float">
            <text:p>32.5</text:p>
          </table:table-cell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9T18:31:45.157901989</meta:creation-date>
    <dc:date>2026-03-29T19:46:22.117224983</dc:date>
    <meta:editing-duration>PT9M23S</meta:editing-duration>
    <meta:editing-cycles>1</meta:editing-cycles>
    <meta:document-statistic meta:table-count="1" meta:cell-count="241" meta:object-count="0"/>
    <meta:generator>LibreOffice/25.8.6.2$Linux_X86_64 LibreOffice_project/580$Build-2</meta:generator>
  </office:meta>
</office:document-meta>
</file>